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258A4468EAC600025D6.png" manifest:media-type="image/png"/>
  <manifest:file-entry manifest:full-path="Pictures/10000001000003220000025839C324DEEF762A92.png" manifest:media-type="image/png"/>
  <manifest:file-entry manifest:full-path="Pictures/100000010000031C0000028E37D7C95D21C4658F.png" manifest:media-type="image/png"/>
  <manifest:file-entry manifest:full-path="Pictures/100000010000031C0000028E442FDEABEA691C04.png" manifest:media-type="image/png"/>
  <manifest:file-entry manifest:full-path="Pictures/100000010000031C0000028E2459C68D75A445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79b"/>
    </style:style>
    <style:style style:name="P2" style:family="paragraph" style:parent-style-name="Standard">
      <style:text-properties officeooo:rsid="001da7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1.0138in" svg:y="0.0071in" svg:width="4.5528in" svg:height="3.7402in" draw:z-index="0"><draw:image xlink:href="Pictures/100000010000031C0000028E2459C68D75A445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4.7161in" svg:height="3.8744in" draw:z-index="1"><draw:image xlink:href="Pictures/100000010000031C0000028E442FDEABEA691C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3.9437in" svg:height="3.2402in" draw:z-index="2"><draw:image xlink:href="Pictures/100000010000031C0000028E37D7C95D21C4658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width="3.7598in" svg:height="2.8126in" draw:z-index="3"><draw:image xlink:href="Pictures/10000001000003220000025839C324DEEF762A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3.8717in" svg:height="2.8965in" draw:z-index="4"><draw:image xlink:href="Pictures/100000010000032200000258A4468EAC600025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09:17:59.751221996</meta:creation-date>
    <meta:generator>LibreOffice/7.3.7.2$Linux_X86_64 LibreOffice_project/30$Build-2</meta:generator>
    <dc:date>2023-11-02T09:24:49.269137771</dc:date>
    <meta:editing-duration>PT11M</meta:editing-duration>
    <meta:editing-cycles>11</meta:editing-cycles>
    <meta:document-statistic meta:table-count="0" meta:image-count="5" meta:object-count="0" meta:page-count="2" meta:paragraph-count="0" meta:word-count="0" meta:character-count="0" meta:non-whitespace-character-count="0"/>
  </office:meta>
</office:document-meta>
</file>